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A1:Sheet1.A1 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AID01</text:p>
          </table:table-cell>
          <table:table-cell office:value-type="string" calcext:value-type="string">
            <text:p>SS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60" calcext:value-type="float">
            <text:p>86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90" calcext:value-type="float">
            <text:p>1290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20" calcext:value-type="float">
            <text:p>172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50" calcext:value-type="float">
            <text:p>2150</text:p>
          </table:table-cell>
          <table:table-cell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80" calcext:value-type="float">
            <text:p>2580</text:p>
          </table:table-cell>
          <table:table-cell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10" calcext:value-type="float">
            <text:p>3010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440" calcext:value-type="float">
            <text:p>3440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870" calcext:value-type="float">
            <text:p>3870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00" calcext:value-type="float">
            <text:p>4300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730" calcext:value-type="float">
            <text:p>4730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160" calcext:value-type="float">
            <text:p>5160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590" calcext:value-type="float">
            <text:p>5590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20" calcext:value-type="float">
            <text:p>6020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50" calcext:value-type="float">
            <text:p>6450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880" calcext:value-type="float">
            <text:p>6880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310" calcext:value-type="float">
            <text:p>7310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740" calcext:value-type="float">
            <text:p>7740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170" calcext:value-type="float">
            <text:p>8170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600" calcext:value-type="float">
            <text:p>8600</text:p>
          </table:table-cell>
          <table:table-cell office:value-type="float" office:value="6946" calcext:value-type="float">
            <text:p>6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00:20:42.173816918</meta:creation-date>
    <dc:date>2014-11-25T00:23:04.052714351</dc:date>
    <meta:editing-duration>PT2M22S</meta:editing-duration>
    <meta:editing-cycles>1</meta:editing-cycles>
    <meta:document-statistic meta:table-count="1" meta:cell-count="62" meta:object-count="1"/>
    <meta:generator>LibreOffice/4.3.4.1$Linux_X86_64 LibreOffice_project/4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RAID01 vs SSD</text:p>
        </chart:title>
        <chart:subtitle svg:x="4.689cm" svg:y="1.301cm" chart:style-name="ch3">
          <text:p>Updates(Reads+Writes) performance</text:p>
        </chart:subtitle>
        <chart:legend chart:legend-position="end" svg:x="14.054cm" svg:y="3.952cm" style:legend-expansion="high" chart:style-name="ch4"/>
        <chart:plot-area chart:style-name="ch5" table:cell-range-address="Sheet1.A1:Sheet1.C21" chart:data-source-has-labels="both" svg:x="1.331cm" svg:y="2.19cm" svg:width="12.403cm" svg:height="5.649cm">
          <chartooo:coordinate-region svg:x="2.508cm" svg:y="2.389cm" svg:width="11.128cm" svg:height="4.405cm"/>
          <chart:axis chart:dimension="x" chart:name="primary-x" chart:style-name="ch6" chartooo:axis-type="auto">
            <chartooo:date-scale/>
            <chart:title svg:x="6.403cm" svg:y="8.019cm" chart:style-name="ch7">
              <text:p>No. of Updates</text:p>
            </chart:title>
            <chart:categories table:cell-range-address="Sheet1.A2:Sheet1.A21"/>
          </chart:axis>
          <chart:axis chart:dimension="y" chart:name="primary-y" chart:style-name="ch8">
            <chart:title svg:x="0.451cm" svg:y="6.553cm" chart:style-name="ch9">
              <text:p>Time taken in 10^-5s</text:p>
            </chart:title>
            <chart:grid chart:style-name="ch10" chart:class="major"/>
          </chart:axis>
          <chart:series chart:style-name="ch11" chart:values-cell-range-address="Sheet1.B2:Sheet1.B21" chart:label-cell-address="Sheet1.B1:Sheet1.B1" chart:class="chart:bar">
            <chart:data-point chart:repeated="20"/>
          </chart:series>
          <chart:series chart:style-name="ch12" chart:values-cell-range-address="Sheet1.C2:Sheet1.C21" chart:label-cell-address="Sheet1.C1:Sheet1.C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ID01</text:p>
                <draw:g>
                  <svg:desc>Sheet1.B1:Sheet1.B1</svg:desc>
                </draw:g>
              </table:table-cell>
              <table:table-cell office:value-type="string">
                <text:p>SS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21</svg:desc>
                </draw:g>
              </table:table-cell>
              <table:table-cell office:value-type="float" office:value="430">
                <text:p>430</text:p>
                <draw:g>
                  <svg:desc>Sheet1.B2:Sheet1.B21</svg:desc>
                </draw:g>
              </table:table-cell>
              <table:table-cell office:value-type="float" office:value="357">
                <text:p>357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60">
                <text:p>86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90">
                <text:p>129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720">
                <text:p>172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150">
                <text:p>2150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580">
                <text:p>2580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010">
                <text:p>3010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440">
                <text:p>3440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870">
                <text:p>3870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300">
                <text:p>4300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730">
                <text:p>4730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160">
                <text:p>5160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590">
                <text:p>5590</text:p>
              </table:table-cell>
              <table:table-cell office:value-type="float" office:value="4803">
                <text:p>480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020">
                <text:p>6020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450">
                <text:p>6450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880">
                <text:p>6880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310">
                <text:p>731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740">
                <text:p>7740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170">
                <text:p>8170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600">
                <text:p>8600</text:p>
              </table:table-cell>
              <table:table-cell office:value-type="float" office:value="6946">
                <text:p>6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